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gkatan</text:p>
          </table:table-cell>
          <table:table-cell office:value-type="string" calcext:value-type="string">
            <text:p>KodeRelawan</text:p>
          </table:table-cell>
          <table:table-cell office:value-type="string" calcext:value-type="string">
            <text:p>NamaLengkap</text:p>
          </table:table-cell>
          <table:table-cell office:value-type="string" calcext:value-type="string">
            <text:p>JenisKelamin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04152012179194" calcext:value-type="float">
            <text:p>3304152012179194</text:p>
          </table:table-cell>
          <table:table-cell office:value-type="string" calcext:value-type="string">
            <text:p>Didi Nurafanudi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0406100718003" calcext:value-type="float">
            <text:p>330406100718003</text:p>
          </table:table-cell>
          <table:table-cell office:value-type="string" calcext:value-type="string">
            <text:p>Mukh. Khanif Ma`ruf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82018198223" calcext:value-type="float">
            <text:p>3304082018198223</text:p>
          </table:table-cell>
          <table:table-cell office:value-type="string" calcext:value-type="string">
            <text:p>Rahayu Seffi Oktavi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20200519003" calcext:value-type="float">
            <text:p>330420200519003</text:p>
          </table:table-cell>
          <table:table-cell office:value-type="string" calcext:value-type="string">
            <text:p>Andika Candra Putr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1200719001" calcext:value-type="float">
            <text:p>330401200719001</text:p>
          </table:table-cell>
          <table:table-cell office:value-type="string" calcext:value-type="string">
            <text:p>Muslimah Mardi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0819001" calcext:value-type="float">
            <text:p>330418200819001</text:p>
          </table:table-cell>
          <table:table-cell office:value-type="string" calcext:value-type="string">
            <text:p>Mistu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1201119001" calcext:value-type="float">
            <text:p>330411201119001</text:p>
          </table:table-cell>
          <table:table-cell office:value-type="string" calcext:value-type="string">
            <text:p>Suwon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22003198250" calcext:value-type="float">
            <text:p>3304022003198250</text:p>
          </table:table-cell>
          <table:table-cell office:value-type="string" calcext:value-type="string">
            <text:p>Danu Adi Nugroh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3200419001" calcext:value-type="float">
            <text:p>330413200419001</text:p>
          </table:table-cell>
          <table:table-cell office:value-type="string" calcext:value-type="string">
            <text:p>Rahma Nur Ani Kurniatun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0119001" calcext:value-type="float">
            <text:p>330418200119001</text:p>
          </table:table-cell>
          <table:table-cell office:value-type="string" calcext:value-type="string">
            <text:p>Bunga Amali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2200519001" calcext:value-type="float">
            <text:p>330412200519001</text:p>
          </table:table-cell>
          <table:table-cell office:value-type="string" calcext:value-type="string">
            <text:p>Adhe Fieky Free Khantor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1200319001" calcext:value-type="float">
            <text:p>330411200319001</text:p>
          </table:table-cell>
          <table:table-cell office:value-type="string" calcext:value-type="string">
            <text:p>Unaesatuz Zahro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20200419001" calcext:value-type="float">
            <text:p>330420200419001</text:p>
          </table:table-cell>
          <table:table-cell office:value-type="string" calcext:value-type="string">
            <text:p>Siti Ernawat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4201219001" calcext:value-type="float">
            <text:p>330404201219001</text:p>
          </table:table-cell>
          <table:table-cell office:value-type="string" calcext:value-type="string">
            <text:p>Mayumi Artha Dian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3201219001" calcext:value-type="float">
            <text:p>330413201219001</text:p>
          </table:table-cell>
          <table:table-cell office:value-type="string" calcext:value-type="string">
            <text:p>Nadia Dwi Budiyan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9200119002" calcext:value-type="float">
            <text:p>330409200119002</text:p>
          </table:table-cell>
          <table:table-cell office:value-type="string" calcext:value-type="string">
            <text:p>Slamet Riyad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1319002" calcext:value-type="float">
            <text:p>330418201319002</text:p>
          </table:table-cell>
          <table:table-cell office:value-type="string" calcext:value-type="string">
            <text:p>Tri Utomo Saputr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719002" calcext:value-type="float">
            <text:p>330406100719002</text:p>
          </table:table-cell>
          <table:table-cell office:value-type="string" calcext:value-type="string">
            <text:p>Yoni Khumaya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8201519001" calcext:value-type="float">
            <text:p>330418201519001</text:p>
          </table:table-cell>
          <table:table-cell office:value-type="string" calcext:value-type="string">
            <text:p>Nur Ulil Absori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81011198636" calcext:value-type="float">
            <text:p>3304081011198636</text:p>
          </table:table-cell>
          <table:table-cell office:value-type="string" calcext:value-type="string">
            <text:p>Lisa Anggraen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3200419002" calcext:value-type="float">
            <text:p>330413200419002</text:p>
          </table:table-cell>
          <table:table-cell office:value-type="string" calcext:value-type="string">
            <text:p>Evi Dwi Rahayu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6200419001" calcext:value-type="float">
            <text:p>330416200419001</text:p>
          </table:table-cell>
          <table:table-cell office:value-type="string" calcext:value-type="string">
            <text:p>Najib Alw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52012198646" calcext:value-type="float">
            <text:p>3304052012198646</text:p>
          </table:table-cell>
          <table:table-cell office:value-type="string" calcext:value-type="string">
            <text:p>Ma`mun Santosa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9198651" calcext:value-type="float">
            <text:p>3304061009198651</text:p>
          </table:table-cell>
          <table:table-cell office:value-type="string" calcext:value-type="string">
            <text:p>Apriani Nur Latif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919003" calcext:value-type="float">
            <text:p>330406100919003</text:p>
          </table:table-cell>
          <table:table-cell office:value-type="string" calcext:value-type="string">
            <text:p>Muharis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9200719001" calcext:value-type="float">
            <text:p>330409200719001</text:p>
          </table:table-cell>
          <table:table-cell office:value-type="string" calcext:value-type="string">
            <text:p>Desi Widiya Lestar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5201719001" calcext:value-type="float">
            <text:p>330415201719001</text:p>
          </table:table-cell>
          <table:table-cell office:value-type="string" calcext:value-type="string">
            <text:p>Fuad Syarifudi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123100319001" calcext:value-type="float">
            <text:p>330123100319001</text:p>
          </table:table-cell>
          <table:table-cell office:value-type="string" calcext:value-type="string">
            <text:p>Husen Adit Tiyonurim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4201219001" calcext:value-type="float">
            <text:p>330414201219001</text:p>
          </table:table-cell>
          <table:table-cell office:value-type="string" calcext:value-type="string">
            <text:p>Ahmad Rifai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119001" calcext:value-type="float">
            <text:p>330406100119001</text:p>
          </table:table-cell>
          <table:table-cell office:value-type="string" calcext:value-type="string">
            <text:p>Deni Ambang Dwicahyon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100119002" calcext:value-type="float">
            <text:p>330406100119002</text:p>
          </table:table-cell>
          <table:table-cell office:value-type="string" calcext:value-type="string">
            <text:p>Imam Emha Saifullo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4200219003" calcext:value-type="float">
            <text:p>330404200219003</text:p>
          </table:table-cell>
          <table:table-cell office:value-type="string" calcext:value-type="string">
            <text:p>Dadang Purnomo Asi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42010198682" calcext:value-type="float">
            <text:p>3304142010198682</text:p>
          </table:table-cell>
          <table:table-cell office:value-type="string" calcext:value-type="string">
            <text:p>Lia Cahyaningsi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2200819001" calcext:value-type="float">
            <text:p>330402200819001</text:p>
          </table:table-cell>
          <table:table-cell office:value-type="string" calcext:value-type="string">
            <text:p>Sugeng Andrianto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92003198689" calcext:value-type="float">
            <text:p>3304092003198689</text:p>
          </table:table-cell>
          <table:table-cell office:value-type="string" calcext:value-type="string">
            <text:p>Citra Rusdentiansyah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4201219003" calcext:value-type="float">
            <text:p>330404201219003</text:p>
          </table:table-cell>
          <table:table-cell office:value-type="string" calcext:value-type="string">
            <text:p>Dani Setiaw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62004198695" calcext:value-type="float">
            <text:p>3304162004198695</text:p>
          </table:table-cell>
          <table:table-cell office:value-type="string" calcext:value-type="string">
            <text:p>Lukman Habibi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52012198699" calcext:value-type="float">
            <text:p>3304052012198699</text:p>
          </table:table-cell>
          <table:table-cell office:value-type="string" calcext:value-type="string">
            <text:p>Fitriana Hidayati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062003198702" calcext:value-type="float">
            <text:p>3304062003198702</text:p>
          </table:table-cell>
          <table:table-cell office:value-type="string" calcext:value-type="string">
            <text:p>Ulwa Hijri Nur Anindita</text:p>
          </table:table-cell>
          <table:table-cell office:value-type="string" calcext:value-type="string">
            <text:p>Wanit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416200419003" calcext:value-type="float">
            <text:p>330416200419003</text:p>
          </table:table-cell>
          <table:table-cell office:value-type="string" calcext:value-type="string">
            <text:p>Achmad Tulloh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710200819001" calcext:value-type="float">
            <text:p>330710200819001</text:p>
          </table:table-cell>
          <table:table-cell office:value-type="string" calcext:value-type="string">
            <text:p>Kamas Ginting Renovan</text:p>
          </table:table-cell>
          <table:table-cell office:value-type="string" calcext:value-type="string">
            <text:p>Pri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0301200619001" calcext:value-type="float">
            <text:p>330301200619001</text:p>
          </table:table-cell>
          <table:table-cell office:value-type="string" calcext:value-type="string">
            <text:p>Ukhti Salamah</text:p>
          </table:table-cell>
          <table:table-cell office:value-type="string" calcext:value-type="string">
            <text:p>Wani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groho</meta:initial-creator>
    <meta:creation-date>2019-08-16T15:37:45.248623341</meta:creation-date>
    <dc:date>2019-08-16T16:07:36.678913715</dc:date>
    <dc:creator>nugroho</dc:creator>
    <meta:editing-duration>PT9M8S</meta:editing-duration>
    <meta:editing-cycles>3</meta:editing-cycles>
    <meta:generator>LibreOffice/6.2.5.2$Linux_X86_64 LibreOffice_project/1ec314fa52f458adc18c4f025c545a4e8b22c159</meta:generator>
    <meta:document-statistic meta:table-count="1" meta:cell-count="213" meta:object-count="0"/>
  </office:meta>
</office:document-meta>
</file>